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alide paper notes</text:p>
      <text:p text:style-name="Standard"/>
      <text:p text:style-name="Standard">I wrote these notes to check my own understanding of the Halide paper from 2012, also just to have a quick summary to come back to. If you're not me, you probably won't find them terribly interesting.</text:p>
      <text:p text:style-name="Standard"/>
      <text:list xml:id="list18531219401" text:style-name="L1">
        <text:list-item>
          <text:p text:style-name="P1">introduction</text:p>
        </text:list-item>
      </text:list>
      <text:p text:style-name="Standard"/>
      <text:p text:style-name="Standard">Because image processing algorithms often intertwined with the order of operations (schedule) algorithms can be really bad. They can be optimized, but that process makes the code both impossible to read and architecture specific. So it would be cool to have some sort of language that decouples the schedule and storage policy from the algorithm itself.</text:p>
      <text:p text:style-name="Standard"/>
      <text:p text:style-name="Standard">Producer-consumer locality refers to data being PRODUCED at the same time it's being used. In other words, say doing a blur, producing the data from the horizontal pass before it can be consumed by the vertical pass is wasteful because it lets things languish in memory for a while.</text:p>
      <text:p text:style-name="Standard"/>
      <text:p text:style-name="Standard">Another benefit of decoupling is that you can try multiple different schedules for the same algorithm.</text:p>
      <text:p text:style-name="Standard"/>
      <text:list xml:id="list1546109915" text:style-name="L2">
        <text:list-item>
          <text:p text:style-name="P2">Prior Work</text:p>
        </text:list-item>
      </text:list>
      <text:p text:style-name="Standard"/>
      <text:p text:style-name="Standard">Recomputing and not storing, in image processing, is sometimes a better bet. This problem has been solved (mostly) for 1D streams, Halide assumes a “less heroic” compiler for 2D streams</text:p>
      <text:p text:style-name="Standard"/>
      <text:list xml:id="list150633810" text:style-name="L3">
        <text:list-item>
          <text:p text:style-name="P3">Representing Algorithms and Schedules</text:p>
        </text:list-item>
      </text:list>
      <text:list xml:id="list323025722" text:style-name="L4">
        <text:list-item>
          <text:list>
            <text:list-item>
              <text:p text:style-name="P4">The interinsic algorithm</text:p>
            </text:list-item>
          </text:list>
        </text:list-item>
      </text:list>
      <text:p text:style-name="Standard"/>
      <text:p text:style-name="Standard">All algorithms are represented functionally. Functions can be expressions that affect their arguments or reductions over some domain. Functions can be arithmetic and logical expressions, loads from extermal images, if/then/else expressions, let constructs, or calls to other fucntions (including external C ABI functions).</text:p>
      <text:p text:style-name="Standard"/>
      <text:p text:style-name="Standard">Reduction functions have to specify their order. If you're making a histogram, the reduction domain is the input image, and the ouput domain is the histogram bins.</text:p>
      <text:p text:style-name="Standard"/>
      <text:list xml:id="list1706705629" text:style-name="L5">
        <text:list-item>
          <text:list>
            <text:list-item>
              <text:p text:style-name="P5">The Schedule</text:p>
            </text:list-item>
          </text:list>
        </text:list-item>
      </text:list>
      <text:p text:style-name="Standard"/>
      <text:p text:style-name="Standard">Schedules are demand driven. They specify how the inputs should be evaluated, starting from the output of the full pipeline. Halide allows four types of caller-callee relationships between functions. The four styles.</text:p>
      <text:p text:style-name="Standard"/>
      <text:list xml:id="list317244570" text:style-name="L6">
        <text:list-item>
          <text:p text:style-name="P6">Inline</text:p>
        </text:list-item>
      </text:list>
      <text:p text:style-name="Standard">Compute on the fly, usually passing data between registers. This is fast for small data sets. Reductions cannot be done this way because they (by definition) require multiple expressions. This is basically the same as how a traditional programming language would handle this kind of task.</text:p>
      <text:p text:style-name="Standard"/>
      <text:list xml:id="list402235453" text:style-name="L7">
        <text:list-item>
          <text:p text:style-name="P7">Root (Precompute entire required region)</text:p>
        </text:list-item>
      </text:list>
      <text:p text:style-name="Standard">Similar to naïve code written in C, just do every step completely. So for instance in a blur, do a full horizontal pass all in one go.</text:p>
      <text:p text:style-name="Standard"/>
      <text:list xml:id="list306802068" text:style-name="L8">
        <text:list-item>
          <text:p text:style-name="P8"><text:soft-page-break/>Chunk (Compute, use, then discard subregions)</text:p>
        </text:list-item>
      </text:list>
      <text:p text:style-name="Standard"/>
      <text:p text:style-name="Standard">Interleaves the computation of sub-regions of the caller and the callee. Reduced storage footprint, potential recomputation. So in this implementation it's possible that you might wind up recomputing, not as much as you would win an inline function, and not as little as you would with a root function. But it would give you the freedom to do some caller stuff interleaved with callee stuff.</text:p>
      <text:p text:style-name="Standard"/>
      <text:list xml:id="list2022253073" text:style-name="L9">
        <text:list-item>
          <text:p text:style-name="P9">Reuse (Load from existing buffer)</text:p>
        </text:list-item>
      </text:list>
      <text:p text:style-name="Standard">So assuming a previous function already computed something, you can reuse it in another function so long as it is in scope. This is usually the best option if it's available (because....well duh)</text:p>
      <text:p text:style-name="Standard"/>
      <text:p text:style-name="Standard">Basically, inlining is maximum producer-consumer locality (meaning, values are computed and immediately used. Root is breadth-first meaning that recomputation is never done, but locality is forfeited. Chunking allows you to do a bit of both.</text:p>
      <text:p text:style-name="Standard"/>
      <text:p text:style-name="Standard">Ordering is also mixed up in domain evaluation. Caller-callee relationships are a separate matter, once oyu've decided whether you're precomputing, reusing, inlining, or chuking you have to decide whether each subdomain is traversed sequentially, in parallel, unrolled, or vectorized.</text:p>
      <text:p text:style-name="Standard"/>
      <text:p text:style-name="Standard">(also, row-major or column-major)</text:p>
      <text:p text:style-name="Standard"/>
      <text:p text:style-name="Standard"><text:s/>The schedule actually doesn't specify the bounds of thesse domains, that's done by the compiler. Reductions can also be scheduled, but any schduling decision that would change the output is illegal (for obvious reasons).</text:p>
      <text:p text:style-name="Standard"/>
      <text:list xml:id="list765258641" text:style-name="L10">
        <text:list-item>
          <text:list>
            <text:list-item>
              <text:p text:style-name="P10">The Fully Specified Program</text:p>
            </text:list-item>
          </text:list>
        </text:list-item>
      </text:list>
      <text:p text:style-name="Standard">The program that Halide creates is made up of imperitive statements such as:</text:p>
      <text:p text:style-name="Standard"/>
      <text:p text:style-name="Standard">Stores of expression values to array locations</text:p>
      <text:p text:style-name="Standard"/>
      <text:p text:style-name="Standard">Sequential and parallel loops.</text:p>
      <text:p text:style-name="Standard"/>
      <text:p text:style-name="Standard">Producer-Consumer edges, which are statements that define arrays, what can write to them, what can read from them, and what point they may be freed.</text:p>
      <text:p text:style-name="Standard"/>
      <text:p text:style-name="Standard">Anyway, Halide is a prototype language embedded in C++. Halide functions can be compiled and used or compiled to an object file and header to be used by another program (which would not have to link against Halide).</text:p>
      <text:p text:style-name="Standard"/>
      <text:p text:style-name="Standard">Functions</text:p>
      <text:p text:style-name="Standard"/>
      <text:p text:style-name="Standard">Functions are defined in functional style. Reduction functions have to be declared and defined separately. So for instance</text:p>
      <text:p text:style-name="Standard"/>
      <text:p text:style-name="Standard">Func f;</text:p>
      <text:p text:style-name="Standard">Var x, y;</text:p>
      <text:p text:style-name="Standard">f(x,y) = x*y;</text:p>
      <text:p text:style-name="Standard"/>
      <text:p text:style-name="Standard">Creates the multiplication reduction. Reductions should be defined in terms of a reduction domain <text:soft-page-break/>(Rdom). Rdoms know stuf about their bounds, The bounds are kinda smart, initial values as well. So for instance if the reduction is a sum the initial values are all zeros, if the reduction is a product they're all 1s. So here's one</text:p>
      <text:p text:style-name="Standard"/>
      <text:p text:style-name="Standard">Func histogram;</text:p>
      <text:p text:style-name="Standard">Rdom r(im);</text:p>
      <text:p text:style-name="Standard">histogram(im(r.x,r.y))++;</text:p>
      <text:p text:style-name="Standard"/>
      <text:p text:style-name="Standard">So this makes sense, this is just the basic algorithm for making a histogram of the grayscale (I guess), the reduction domain is the image, so it must be as big as that, you walk the image and add each pixel to the appropriate part of the histogram. The schedule, or order where you'd do that, isn't here for good reason.</text:p>
      <text:p text:style-name="Standard"/>
      <text:p text:style-name="Standard">Uniforms describe run-time parameters, so they can be used a bit like a #define statement would be in C. </text:p>
      <text:p text:style-name="Standard"/>
      <text:p text:style-name="Standard">Syntactic Sugar</text:p>
      <text:p text:style-name="Standard"/>
      <text:p text:style-name="Standard">Higher-order funcitons</text:p>
      <text:p text:style-name="Standard"/>
      <text:p text:style-name="Standard">Halide supports higher-order functions through C++, you can write a C++ function that takes a Halide function as an argument and returns a Halide function.</text:p>
      <text:p text:style-name="Standard"/>
      <text:p text:style-name="Standard">Partial Application is allowed. SO f(x,y) + subsample(b)(x,y) can be f + subsample(b)</text:p>
      <text:p text:style-name="Standard"/>
      <text:p text:style-name="Standard">Inline reductions: Sum, product, maximum, and minimum can be done inline</text:p>
      <text:p text:style-name="Standard"/>
      <text:p text:style-name="Standard">Specifying a schedule</text:p>
      <text:p text:style-name="Standard"/>
      <text:p text:style-name="Standard">Once you've written your algorithm description you describe the schedule. If you don't do that the compiler tries to guess for you, so for instance if you call im.root() it will use im() the first time as root, and then from then on reuses. im.chunk(x) chunked over some “dimension of the caller x”</text:p>
      <text:p text:style-name="Standard"/>
      <text:p text:style-name="Standard">Specifying traversal order.</text:p>
      <text:p text:style-name="Standard"/>
      <text:p text:style-name="Standard">im.transpose(x,y) switches from row to column-major order</text:p>
      <text:p text:style-name="Standard">im.parallel(y) indicates each row should be parallel</text:p>
      <text:p text:style-name="Standard">im.vectorized(x,k) indicates x should be split into vectors of size k and each vector should be executed using SIMD</text:p>
      <text:p text:style-name="Standard">im.unroll(x,k) means that the evaluation should be “unrolled” by a factor of k.</text:p>
      <text:p text:style-name="Standard">im.split(x, xo, xi, k) subdivides the dimension x into outer and inner dimensions xo and xi, xi from 0 to k. these can be done </text:p>
      <text:p text:style-name="Standard">im.tile(x, y, xi, yi, tw, th) splits x by a factor of tw and y by th, transposes the innner dimension with the outer dimension</text:p>
      <text:p text:style-name="Standard">im.gpu(bx,by,tx,ty) maps execution to the CUDA model by marking bx and by as block indices and tx and ty as thread indices</text:p>
      <text:p text:style-name="Standard">im.gpuTile(xy, tw, th) well, the last two combined.</text:p>
      <text:p text:style-name="Standard"/>
      <text:p text:style-name="Standard">These commands can be combined. So forinstance im.root().vectorize(x,4).transpose(x,y).parallel(x) <text:soft-page-break/>means to evaluate im in vectors of widthe 4, paralell column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9T14:25:36</meta:creation-date>
    <dc:date>2013-12-17T18:08:17</dc:date>
    <meta:editing-duration>P15DT6H15M56S</meta:editing-duration>
    <meta:editing-cycles>33</meta:editing-cycles>
    <meta:generator>LibreOffice/3.5$Linux_X86_64 LibreOffice_project/350m1$Build-2</meta:generator>
    <meta:document-statistic meta:table-count="0" meta:image-count="0" meta:object-count="0" meta:page-count="4" meta:paragraph-count="60" meta:word-count="1132" meta:character-count="6963" meta:non-whitespace-character-count="5898"/>
  </office:meta>
</office:document-meta>
</file>